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style style:name="P2" style:family="paragraph" style:parent-style-name="Standard">
      <style:paragraph-properties fo:text-align="justify" style:justify-single-word="false"/>
      <style:text-properties fo:font-size="10.5pt" fo:font-weight="normal" officeooo:paragraph-rsid="004be61a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0.5pt" officeooo:paragraph-rsid="0088e24d" style:font-size-asian="10.5pt" style:font-size-complex="10.5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officeooo:paragraph-rsid="00753eec"/>
    </style:style>
    <style:style style:name="P6" style:family="paragraph" style:parent-style-name="Standard" style:list-style-name="WWNum1">
      <style:text-properties fo:font-size="10.5pt" officeooo:paragraph-rsid="008448ec" style:font-size-asian="10.5pt" style:font-size-complex="10.5pt"/>
    </style:style>
    <style:style style:name="P7" style:family="paragraph" style:parent-style-name="Standard" style:list-style-name="WWNum1">
      <style:text-properties fo:font-size="10.5pt" officeooo:paragraph-rsid="009afdf5" style:font-size-asian="10.5pt" style:font-size-complex="10.5pt"/>
    </style:style>
    <style:style style:name="P8" style:family="paragraph" style:parent-style-name="Standard" style:list-style-name="WWNum10">
      <style:text-properties fo:font-size="10.5pt" officeooo:paragraph-rsid="009cd610" style:font-size-asian="10.5pt" style:font-size-complex="10.5pt"/>
    </style:style>
    <style:style style:name="P9" style:family="paragraph" style:parent-style-name="Standard" style:list-style-name="WWNum10">
      <style:text-properties fo:font-size="10.5pt" officeooo:paragraph-rsid="009e4fdc" style:font-size-asian="10.5pt" style:font-size-complex="10.5pt"/>
    </style:style>
    <style:style style:name="P10" style:family="paragraph" style:parent-style-name="Standard" style:list-style-name="WWNum10">
      <style:text-properties fo:font-size="10.5pt" officeooo:rsid="005cab7d" officeooo:paragraph-rsid="009b585e" style:font-size-asian="10.5pt" style:font-size-complex="10.5pt"/>
    </style:style>
    <style:style style:name="P11" style:family="paragraph" style:parent-style-name="Standard" style:list-style-name="WWNum10">
      <style:text-properties fo:font-size="10.5pt" fo:language="en" fo:country="US" officeooo:rsid="00587e7d" officeooo:paragraph-rsid="009cd610" style:font-size-asian="10.5pt" style:language-asian="zh" style:country-asian="CN" style:font-size-complex="10.5pt"/>
    </style:style>
    <style:style style:name="P12" style:family="paragraph" style:parent-style-name="Standard" style:list-style-name="WWNum10">
      <style:text-properties officeooo:paragraph-rsid="009b585e"/>
    </style:style>
    <style:style style:name="P13" style:family="paragraph" style:parent-style-name="Standard" style:list-style-name="WWNum10">
      <style:text-properties officeooo:paragraph-rsid="009cd610"/>
    </style:style>
    <style:style style:name="P14" style:family="paragraph" style:parent-style-name="Standard" style:master-page-name="Standard">
      <style:paragraph-properties fo:text-align="justify" style:justify-single-word="false" style:page-number="auto"/>
    </style:style>
    <style:style style:name="P15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rsid="008448ec" officeooo:paragraph-rsid="008448ec" style:font-size-asian="10.5pt" style:font-size-complex="10.5pt"/>
    </style:style>
    <style:style style:name="P16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17" style:family="paragraph" style:parent-style-name="Standard" style:list-style-name="WWNum3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18" style:family="paragraph" style:parent-style-name="Standard" style:list-style-name="WWNum10">
      <style:paragraph-properties fo:margin-left="0.2492in" fo:margin-right="0in" fo:text-indent="-0.1709in" style:auto-text-indent="false"/>
      <style:text-properties fo:font-size="10.5pt" officeooo:rsid="00231b71" officeooo:paragraph-rsid="009b585e" style:font-size-asian="10.5pt" style:font-size-complex="10.5pt"/>
    </style:style>
    <style:style style:name="P19" style:family="paragraph" style:parent-style-name="Standard" style:list-style-name="WWNum10">
      <style:paragraph-properties fo:margin-left="0.2492in" fo:margin-right="0in" fo:text-indent="-0.1709in" style:auto-text-indent="false"/>
      <style:text-properties officeooo:paragraph-rsid="009b585e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8d7bdf" officeooo:paragraph-rsid="008d7bdf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4pt" fo:font-weight="bold" officeooo:paragraph-rsid="009afdf5" style:font-size-asian="14pt" style:font-weight-asian="bold" style:font-size-complex="14pt" style:font-weight-complex="bold"/>
    </style:style>
    <style:style style:name="T1" style:family="text">
      <style:text-properties fo:color="#000000" fo:language="en" fo:country="US" style:text-underline-style="none" officeooo:rsid="003a8f57" style:language-asian="zh" style:country-asian="CN"/>
    </style:style>
    <style:style style:name="T2" style:family="text">
      <style:text-properties fo:font-size="16pt" fo:language="en" fo:country="US" style:text-underline-style="solid" style:text-underline-width="auto" style:text-underline-color="#00000a" fo:font-weight="bold" officeooo:rsid="0082d400" style:font-size-asian="16pt" style:language-asian="zh" style:country-asian="CN" style:font-weight-asian="bold" style:font-size-complex="16pt"/>
    </style:style>
    <style:style style:name="T3" style:family="text">
      <style:text-properties fo:font-size="16pt" style:text-underline-style="solid" style:text-underline-width="auto" style:text-underline-color="#00000a" fo:font-weight="bold" style:font-size-asian="16pt" style:font-weight-asian="bold" style:font-size-complex="16pt"/>
    </style:style>
    <style:style style:name="T4" style:family="text">
      <style:text-properties fo:font-size="12pt" style:text-underline-style="solid" style:text-underline-width="auto" style:text-underline-color="#00000a" fo:font-weight="bold" style:font-size-asian="12pt" style:font-weight-asian="bold" style:font-size-complex="12pt"/>
    </style:style>
    <style:style style:name="T5" style:family="text">
      <style:text-properties fo:font-size="12pt" fo:font-style="normal" style:text-underline-style="solid" style:text-underline-width="auto" style:text-underline-color="#00000a" fo:font-weight="normal" officeooo:rsid="0062b3ec" style:font-size-asian="12pt" style:font-style-asian="normal" style:font-weight-asian="normal" style:font-size-complex="12pt" style:font-style-complex="normal" style:font-weight-complex="bold"/>
    </style:style>
    <style:style style:name="T6" style:family="text">
      <style:text-properties fo:font-size="12pt" fo:language="en" fo:country="US" fo:font-style="italic" fo:font-weight="normal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language="en" fo:country="US" fo:font-style="italic" fo:font-weight="normal" officeooo:rsid="005cab7d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language="en" fo:country="US" fo:font-style="italic" fo:font-weight="normal" officeooo:rsid="005d7e02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5caf97" style:font-size-asian="12pt" style:language-asian="zh" style:country-asian="CN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officeooo:rsid="005d7e02" style:font-size-asian="12pt" style:language-asian="zh" style:country-asian="CN" style:font-weight-asian="normal" style:font-size-complex="12pt" style:font-weight-complex="normal"/>
    </style:style>
    <style:style style:name="T12" style:family="text">
      <style:text-properties fo:font-size="12pt" fo:language="en" fo:country="US" fo:font-style="normal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en" fo:country="US" style:font-size-asian="12pt" style:language-asian="zh" style:country-asian="CN" style:font-size-complex="12pt"/>
    </style:style>
    <style:style style:name="T14" style:family="text">
      <style:text-properties fo:font-size="12pt" fo:language="en" fo:country="US" officeooo:rsid="0035cf24" style:font-size-asian="12pt" style:language-asian="zh" style:country-asian="CN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ef78d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bold" style:font-size-asian="14pt" style:language-asian="zh" style:country-asian="CN" style:font-weight-asian="bold" style:font-size-complex="14pt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8ee94e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8f8e96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903dcd" style:font-size-asian="10.5pt" style:font-weight-asian="normal" style:font-size-complex="10.5pt" style:font-weight-complex="normal"/>
    </style:style>
    <style:style style:name="T25" style:family="text">
      <style:text-properties fo:font-size="10.5pt" fo:language="en" fo:country="US" officeooo:rsid="00517a05" style:font-size-asian="10.5pt" style:language-asian="zh" style:country-asian="CN" style:font-name-complex="Calibri1" style:font-size-complex="10.5pt"/>
    </style:style>
    <style:style style:name="T26" style:family="text">
      <style:text-properties fo:font-size="10.5pt" fo:language="en" fo:country="US" officeooo:rsid="0032cc08" style:font-size-asian="10.5pt" style:language-asian="zh" style:country-asian="CN" style:font-name-complex="Calibri1" style:font-size-complex="10.5pt"/>
    </style:style>
    <style:style style:name="T27" style:family="text">
      <style:text-properties fo:font-size="10.5pt" fo:language="en" fo:country="US" style:font-size-asian="10.5pt" style:language-asian="zh" style:country-asian="CN" style:font-size-complex="10.5pt"/>
    </style:style>
    <style:style style:name="T28" style:family="text">
      <style:text-properties fo:font-size="10.5pt" fo:language="en" fo:country="US" officeooo:rsid="005a55cb" style:font-size-asian="10.5pt" style:language-asian="zh" style:country-asian="CN" style:font-size-complex="10.5pt"/>
    </style:style>
    <style:style style:name="T29" style:family="text">
      <style:text-properties fo:font-size="10.5pt" fo:language="en" fo:country="US" officeooo:rsid="005af8ea" style:font-size-asian="10.5pt" style:language-asian="zh" style:country-asian="CN" style:font-size-complex="10.5pt"/>
    </style:style>
    <style:style style:name="T30" style:family="text">
      <style:text-properties fo:font-size="10.5pt" fo:language="en" fo:country="US" officeooo:rsid="009b585e" style:font-size-asian="10.5pt" style:language-asian="zh" style:country-asian="CN" style:font-size-complex="10.5pt"/>
    </style:style>
    <style:style style:name="T31" style:family="text">
      <style:text-properties fo:font-size="10.5pt" fo:language="en" fo:country="US" officeooo:rsid="00587e7d" style:font-size-asian="10.5pt" style:language-asian="zh" style:country-asian="CN" style:font-size-complex="10.5pt"/>
    </style:style>
    <style:style style:name="T32" style:family="text">
      <style:text-properties fo:language="en" fo:country="US" style:language-asian="zh" style:country-asian="CN"/>
    </style:style>
    <style:style style:name="T33" style:family="text">
      <style:text-properties fo:language="en" fo:country="US" officeooo:rsid="001ef78d" style:language-asian="zh" style:country-asian="CN"/>
    </style:style>
    <style:style style:name="T34" style:family="text">
      <style:text-properties fo:language="en" fo:country="US" officeooo:rsid="00238f5e" style:language-asian="zh" style:country-asian="CN"/>
    </style:style>
    <style:style style:name="T35" style:family="text">
      <style:text-properties fo:language="en" fo:country="US" officeooo:rsid="002fdd77" style:language-asian="zh" style:country-asian="CN"/>
    </style:style>
    <style:style style:name="T36" style:family="text">
      <style:text-properties fo:language="en" fo:country="US" officeooo:rsid="0031ccaa" style:language-asian="zh" style:country-asian="CN"/>
    </style:style>
    <style:style style:name="T37" style:family="text">
      <style:text-properties fo:language="en" fo:country="US" officeooo:rsid="003a8f57" style:language-asian="zh" style:country-asian="CN"/>
    </style:style>
    <style:style style:name="T38" style:family="text">
      <style:text-properties fo:language="en" fo:country="US" officeooo:rsid="003bcdb7" style:language-asian="zh" style:country-asian="CN"/>
    </style:style>
    <style:style style:name="T39" style:family="text">
      <style:text-properties fo:language="en" fo:country="US" officeooo:rsid="0077c8a8" style:language-asian="zh" style:country-asian="CN"/>
    </style:style>
    <style:style style:name="T40" style:family="text">
      <style:text-properties fo:language="en" fo:country="US" officeooo:rsid="00795cdb" style:language-asian="zh" style:country-asian="CN"/>
    </style:style>
    <style:style style:name="T41" style:family="text">
      <style:text-properties fo:language="en" fo:country="US" officeooo:rsid="007dd829" style:language-asian="zh" style:country-asian="CN"/>
    </style:style>
    <style:style style:name="T42" style:family="text">
      <style:text-properties fo:language="en" fo:country="US" officeooo:rsid="0082d400" style:language-asian="zh" style:country-asian="CN"/>
    </style:style>
    <style:style style:name="T43" style:family="text">
      <style:text-properties fo:language="en" fo:country="US" officeooo:rsid="0082e47f" style:language-asian="zh" style:country-asian="CN"/>
    </style:style>
    <style:style style:name="T44" style:family="text">
      <style:text-properties fo:language="en" fo:country="US" officeooo:rsid="0035cf24" style:language-asian="zh" style:country-asian="CN"/>
    </style:style>
    <style:style style:name="T45" style:family="text">
      <style:text-properties fo:language="en" fo:country="US" officeooo:rsid="00860102" style:language-asian="zh" style:country-asian="CN"/>
    </style:style>
    <style:style style:name="T46" style:family="text">
      <style:text-properties fo:language="en" fo:country="US" officeooo:rsid="00861684" style:language-asian="zh" style:country-asian="CN"/>
    </style:style>
    <style:style style:name="T47" style:family="text">
      <style:text-properties fo:language="en" fo:country="US" officeooo:rsid="00878411" style:language-asian="zh" style:country-asian="CN"/>
    </style:style>
    <style:style style:name="T48" style:family="text">
      <style:text-properties fo:language="en" fo:country="US" officeooo:rsid="0088e24d" style:language-asian="zh" style:country-asian="CN"/>
    </style:style>
    <style:style style:name="T49" style:family="text">
      <style:text-properties fo:language="en" fo:country="US" officeooo:rsid="008ad138" style:language-asian="zh" style:country-asian="CN"/>
    </style:style>
    <style:style style:name="T50" style:family="text">
      <style:text-properties fo:language="en" fo:country="US" officeooo:rsid="008d7bdf" style:language-asian="zh" style:country-asian="CN"/>
    </style:style>
    <style:style style:name="T51" style:family="text">
      <style:text-properties fo:language="en" fo:country="US" officeooo:rsid="0092085e" style:language-asian="zh" style:country-asian="CN"/>
    </style:style>
    <style:style style:name="T52" style:family="text">
      <style:text-properties fo:language="en" fo:country="US" officeooo:rsid="0092ec9f" style:language-asian="zh" style:country-asian="CN"/>
    </style:style>
    <style:style style:name="T53" style:family="text">
      <style:text-properties fo:language="en" fo:country="US" officeooo:rsid="0092fc57" style:language-asian="zh" style:country-asian="CN"/>
    </style:style>
    <style:style style:name="T54" style:family="text">
      <style:text-properties fo:language="en" fo:country="US" officeooo:rsid="0095417d" style:language-asian="zh" style:country-asian="CN"/>
    </style:style>
    <style:style style:name="T55" style:family="text">
      <style:text-properties fo:language="en" fo:country="US" style:language-asian="zh" style:country-asian="CN" style:font-name-complex="Calibri1"/>
    </style:style>
    <style:style style:name="T56" style:family="text">
      <style:text-properties fo:language="en" fo:country="US" officeooo:rsid="0027c3c6" style:language-asian="zh" style:country-asian="CN" style:font-name-complex="Calibri1"/>
    </style:style>
    <style:style style:name="T57" style:family="text">
      <style:text-properties fo:language="en" fo:country="US" officeooo:rsid="002373fb" style:language-asian="zh" style:country-asian="CN" style:font-name-complex="Calibri1"/>
    </style:style>
    <style:style style:name="T58" style:family="text">
      <style:text-properties fo:language="en" fo:country="US" officeooo:rsid="00381bb4" style:language-asian="zh" style:country-asian="CN"/>
    </style:style>
    <style:style style:name="T59" style:family="text">
      <style:text-properties fo:language="en" fo:country="US" officeooo:rsid="005caf97" style:language-asian="zh" style:country-asian="CN"/>
    </style:style>
    <style:style style:name="T60" style:family="text">
      <style:text-properties fo:language="en" fo:country="US" fo:font-style="normal" style:language-asian="zh" style:country-asian="CN" style:font-style-asian="normal" style:font-style-complex="normal"/>
    </style:style>
    <style:style style:name="T61" style:family="text">
      <style:text-properties fo:language="en" fo:country="US" fo:font-style="normal" officeooo:rsid="001e13f4" style:language-asian="zh" style:country-asian="CN" style:font-style-asian="normal" style:font-style-complex="normal"/>
    </style:style>
    <style:style style:name="T62" style:family="text">
      <style:text-properties fo:language="en" fo:country="US" fo:font-style="normal" officeooo:rsid="0035cf24" style:language-asian="zh" style:country-asian="CN" style:font-style-asian="normal" style:font-style-complex="normal"/>
    </style:style>
    <style:style style:name="T63" style:family="text">
      <style:text-properties fo:language="en" fo:country="US" fo:font-style="normal" officeooo:rsid="00878411" style:language-asian="zh" style:country-asian="CN" style:font-style-asian="normal" style:font-style-complex="normal"/>
    </style:style>
    <style:style style:name="T64" style:family="text">
      <style:text-properties fo:language="en" fo:country="US" fo:font-style="normal" officeooo:rsid="0092085e" style:language-asian="zh" style:country-asian="CN" style:font-style-asian="normal" style:font-style-complex="normal"/>
    </style:style>
    <style:style style:name="T65" style:family="text">
      <style:text-properties fo:language="en" fo:country="US"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italic" fo:font-weight="normal" style:language-asian="zh" style:country-asian="CN" style:font-style-asian="italic" style:font-weight-asian="normal" style:font-style-complex="italic" style:font-weight-complex="normal"/>
    </style:style>
    <style:style style:name="T67" style:family="text">
      <style:text-properties fo:language="en" fo:country="US" fo:font-style="italic" fo:font-weight="normal" officeooo:rsid="005cab7d" style:language-asian="zh" style:country-asian="CN" style:font-style-asian="italic" style:font-weight-asian="normal" style:font-style-complex="italic" style:font-weight-complex="normal"/>
    </style:style>
    <style:style style:name="T68" style:family="text">
      <style:text-properties fo:language="en" fo:country="US" fo:font-style="italic" fo:font-weight="normal" officeooo:rsid="005d7e02" style:language-asian="zh" style:country-asian="CN" style:font-style-asian="italic" style:font-weight-asian="normal" style:font-style-complex="italic" style:font-weight-complex="normal"/>
    </style:style>
    <style:style style:name="T69" style:family="text">
      <style:text-properties fo:language="en" fo:country="US" fo:font-style="italic" fo:font-weight="normal" officeooo:rsid="0099e0c4" style:language-asian="zh" style:country-asian="CN" style:font-style-asian="italic" style:font-weight-asian="normal" style:font-style-complex="italic" style:font-weight-complex="normal"/>
    </style:style>
    <style:style style:name="T70" style:family="text">
      <style:text-properties fo:language="en" fo:country="US" fo:font-weight="normal" style:language-asian="zh" style:country-asian="CN" style:font-weight-asian="normal" style:font-weight-complex="normal"/>
    </style:style>
    <style:style style:name="T71" style:family="text">
      <style:text-properties fo:language="en" fo:country="US" fo:font-weight="normal" officeooo:rsid="0099e0c4" style:language-asian="zh" style:country-asian="CN" style:font-weight-asian="normal" style:font-weight-complex="normal"/>
    </style:style>
    <style:style style:name="T72" style:family="text">
      <style:text-properties fo:language="en" fo:country="US" fo:font-weight="normal" officeooo:rsid="005caf97" style:language-asian="zh" style:country-asian="CN" style:font-weight-asian="normal" style:font-weight-complex="normal"/>
    </style:style>
    <style:style style:name="T73" style:family="text">
      <style:text-properties fo:language="en" fo:country="US" fo:font-weight="normal" officeooo:rsid="005d7e02" style:language-asian="zh" style:country-asian="CN" style:font-weight-asian="normal" style:font-weight-complex="normal"/>
    </style:style>
    <style:style style:name="T74" style:family="text">
      <style:text-properties officeooo:rsid="0024bf59"/>
    </style:style>
    <style:style style:name="T75" style:family="text">
      <style:text-properties officeooo:rsid="003a8f57"/>
    </style:style>
    <style:style style:name="T76" style:family="text">
      <style:text-properties style:text-position="super 58%" fo:language="en" fo:country="US" officeooo:rsid="003a8f57" style:language-asian="zh" style:country-asian="CN"/>
    </style:style>
    <style:style style:name="T77" style:family="text">
      <style:text-properties officeooo:rsid="003bcdb7"/>
    </style:style>
    <style:style style:name="T78" style:family="text">
      <style:text-properties officeooo:rsid="0086010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f8e96" style:font-weight-asian="normal" style:font-weight-complex="normal"/>
    </style:style>
    <style:style style:name="T81" style:family="text">
      <style:text-properties officeooo:rsid="008f8e96"/>
    </style:style>
    <style:style style:name="T82" style:family="text">
      <style:text-properties fo:font-variant="normal" fo:text-transform="none" fo:color="#00000a" style:font-name="Calibri" fo:font-size="10.5pt" fo:letter-spacing="normal" fo:font-style="normal" fo:font-weight="normal" fo:background-color="#ffffff" loext:char-shading-value="0" style:font-name-asian="宋体" style:font-size-asian="10.5pt" style:font-style-asian="normal" style:font-weight-asian="normal" style:font-name-complex="Calibri1" style:font-size-complex="10.5pt"/>
    </style:style>
    <style:style style:name="T83" style:family="text">
      <style:text-properties fo:font-variant="normal" fo:text-transform="none" fo:color="#00000a" style:font-name="Calibri" fo:font-size="10.5pt" fo:letter-spacing="normal" fo:font-style="normal" fo:font-weight="normal" fo:background-color="#ffffff" loext:char-shading-value="0" style:font-name-asian="宋体" style:font-size-asian="10.5pt" style:font-style-asian="normal" style:font-weight-asian="normal" style:font-name-complex="Calibri1" style:font-size-complex="10.5pt"/>
    </style:style>
    <style:style style:name="T84" style:family="text">
      <style:text-properties fo:font-variant="normal" fo:text-transform="none" fo:color="#00000a" style:font-name="Calibri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85" style:family="text">
      <style:text-properties fo:font-variant="normal" fo:text-transform="none" fo:color="#00000a" style:font-name="Calibri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86" style:family="text">
      <style:text-properties fo:font-variant="normal" fo:text-transform="none" fo:color="#00000a" style:font-name="Calibri" fo:font-size="12pt" fo:letter-spacing="normal" fo:font-style="normal" fo:font-weight="normal" fo:background-color="#ffffff" loext:char-shading-value="0" style:font-name-asian="宋体" style:font-size-asian="12pt" style:font-style-asian="normal" style:font-weight-asian="normal" style:font-name-complex="Calibri1" style:font-size-complex="12pt"/>
    </style:style>
    <style:style style:name="T87" style:family="text">
      <style:text-properties fo:font-variant="normal" fo:text-transform="none" fo:color="#00000a" style:font-name="Calibri" fo:font-size="12pt" fo:letter-spacing="normal" fo:language="en" fo:country="US" fo:font-style="normal" fo:font-weight="normal" fo:background-color="#ffffff" loext:char-shading-value="0" style:font-size-asian="12pt" style:language-asian="zh" style:country-asian="CN" style:font-style-asian="normal" style:font-weight-asian="normal" style:font-name-complex="Calibri1" style:font-size-complex="12pt"/>
    </style:style>
    <style:style style:name="T88" style:family="text">
      <style:text-properties fo:font-variant="normal" fo:text-transform="none" fo:color="#00000a" style:font-name="Calibri" fo:letter-spacing="normal" fo:font-style="normal" fo:font-weight="normal" fo:background-color="#ffffff" loext:char-shading-value="0" style:font-name-asian="宋体" style:font-style-asian="normal" style:font-weight-asian="normal" style:font-name-complex="Calibri1"/>
    </style:style>
    <style:style style:name="T89" style:family="text">
      <style:text-properties fo:font-variant="normal" fo:text-transform="none" fo:color="#00000a" style:font-name="Calibri" fo:letter-spacing="normal" fo:language="en" fo:country="US" fo:font-style="normal" fo:font-weight="normal" fo:background-color="#ffffff" loext:char-shading-value="0" style:language-asian="zh" style:country-asian="CN" style:font-style-asian="normal" style:font-weight-asian="normal" style:font-name-complex="Calibri1"/>
    </style:style>
    <style:style style:name="T90" style:family="text">
      <style:text-properties fo:font-variant="normal" fo:text-transform="none" fo:color="#00000a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91" style:family="text">
      <style:text-properties fo:font-variant="normal" fo:text-transform="none" fo:color="#00000a" fo:font-size="10.5pt" fo:letter-spacing="normal" fo:language="en" fo:country="US" fo:font-style="normal" fo:font-weight="normal" officeooo:rsid="0027c3c6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92" style:family="text">
      <style:text-properties fo:font-variant="normal" fo:text-transform="none" fo:color="#00000a" fo:font-size="10.5pt" fo:letter-spacing="normal" fo:language="en" fo:country="US" fo:font-style="normal" fo:font-weight="normal" officeooo:rsid="00381bb4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93" style:family="text">
      <style:text-properties fo:font-variant="normal" fo:text-transform="none" fo:color="#00000a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94" style:family="text">
      <style:text-properties fo:font-variant="normal" fo:text-transform="none" fo:color="#00000a" fo:font-size="12pt" fo:letter-spacing="normal" fo:language="en" fo:country="US" fo:font-style="normal" fo:font-weight="normal" fo:background-color="#ffffff" loext:char-shading-value="0" style:font-size-asian="12pt" style:language-asian="zh" style:country-asian="CN" style:font-style-asian="normal" style:font-weight-asian="normal" style:font-name-complex="Calibri1" style:font-size-complex="12pt"/>
    </style:style>
    <style:style style:name="T95" style:family="text">
      <style:text-properties fo:font-variant="normal" fo:text-transform="none" fo:color="#00000a" fo:letter-spacing="normal" fo:language="en" fo:country="US" fo:font-style="normal" fo:font-weight="normal" fo:background-color="#ffffff" loext:char-shading-value="0" style:language-asian="zh" style:country-asian="CN" style:font-style-asian="normal" style:font-weight-asian="normal" style:font-name-complex="Calibri1"/>
    </style:style>
    <style:style style:name="T96" style:family="text">
      <style:text-properties style:font-name="Calibri" fo:font-size="12pt" fo:language="en" fo:country="US" style:font-size-asian="12pt" style:language-asian="zh" style:country-asian="CN" style:font-name-complex="Calibri1" style:font-size-complex="12pt"/>
    </style:style>
    <style:style style:name="T97" style:family="text">
      <style:text-properties style:font-name="Calibri" fo:language="en" fo:country="US" style:language-asian="zh" style:country-asian="CN" style:font-name-complex="Calibri1"/>
    </style:style>
    <style:style style:name="T98" style:family="text">
      <style:text-properties style:font-name="Calibri" fo:font-size="10.5pt" fo:language="en" fo:country="US" style:font-size-asian="10.5pt" style:language-asian="zh" style:country-asian="CN" style:font-name-complex="Calibri1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Lianbo</text:span><text:span text:style-name="T3"> Zhang</text:span><text:bookmark text:name="_GoBack"/><text:span text:style-name="T4"> <text:s text:c="31"/></text:span><text:span text:style-name="T5"><text:s text:c="46"/></text:span></text:p>
      <text:p text:style-name="P2"><text:span text:style-name="T52">~</text:span><text:span text:style-name="T42">20</text:span> years versatile <text:span text:style-name="T42">software</text:span><text:span text:style-name="T32"> development and management experience in both US and China. Exposure to s</text:span>ales, business development and entrepreneurship.<text:span text:style-name="T32"> Currently focus on </text:span><text:span text:style-name="T43">application </text:span><text:span text:style-name="T48">for</text:span><text:span text:style-name="T43"> </text:span><text:span text:style-name="T42">big </text:span><text:span text:style-name="T34">data/</text:span><text:span text:style-name="T42">AI </text:span><text:span text:style-name="T43">research and development in medical and health, and financial industr</text:span><text:span text:style-name="T51">ies</text:span><text:span text:style-name="T43">.</text:span></text:p>
      <text:p text:style-name="P4">EXPERIENCE</text:p>
      <text:p text:style-name="P3"><text:span text:style-name="T32">Since 201</text:span><text:span text:style-name="T52">2</text:span><text:span text:style-name="T32"> </text:span>Mr. Zhang <text:span text:style-name="T32">has been</text:span> <text:span text:style-name="T78">working</text:span> <text:span text:style-name="T74">as senior architect consultant at Hubblewave, and currently partnering with Xi'an BoRui Hospital</text:span><text:span text:style-name="T32">, </text:span><text:span text:style-name="T37">where he </text:span><text:span text:style-name="T45">is charged </text:span><text:span text:style-name="T53">with projects</text:span><text:span text:style-name="T45">: Hospital management information system; map-navigation based doctor-patient platform; AI-powered chatbot assistant for hospital navigation and customer service; </text:span><text:span text:style-name="T46">planning and design of i</text:span><text:span text:style-name="T45">nternet hospital</text:span>.</text:p>
      <text:p text:style-name="P3"><text:span text:style-name="T75">He was selected </text:span><text:span text:style-name="T37">by the 8</text:span><text:span text:style-name="T76">th</text:span><text:span text:style-name="T37"> national </text:span><text:a xlink:type="simple" xlink:href="http://cyds.cscse.edu.cn/" text:style-name="Internet_20_link" text:visited-style-name="Visited_20_Internet_20_Link"><text:span text:style-name="T1">ChunHun Cup</text:span></text:a><text:span text:style-name="T37"> Entrepreneurship Program in 2013. </text:span><text:span text:style-name="T32">He also partnered with EU-based Logical Objects as its business development and sales consultant, responsible for leads development in greater China region including Hong Kong, Macau and Taiwan for its enterprise ECM product.</text:span></text:p>
      <text:p text:style-name="P3"><text:span text:style-name="T32">During 2007-201</text:span><text:span text:style-name="T52">1</text:span><text:span text:style-name="T32">, he</text:span> work<text:span text:style-name="T32">ed</text:span> as a technical consultan<text:span text:style-name="T32">t, solution architect and product evangelist for mobile application startups such as iSpot and Life360. H</text:span>e worked as a <text:span text:style-name="T77">software </text:span>project manager at HuaTek<text:span text:style-name="T32"> during 2005-2006 </text:span><text:span text:style-name="T38">managing a team of 10 members </text:span><text:span text:style-name="T49">where he participated in development of management information system for Merck Pharmaceutical;</text:span><text:span text:style-name="T32"> and </text:span>senior software developer at SiliconMetrics<text:span text:style-name="T77">(Magma)</text:span><text:span text:style-name="T32">,</text:span> Austin, Texas <text:span text:style-name="T32">during 1999-2003.</text:span></text:p>
      <text:p text:style-name="P3"><text:span text:style-name="T47">He had also worked as a system administrator/software engineer </text:span><text:span text:style-name="T54">at</text:span><text:span text:style-name="T47"> Tsinghua Institute of Microelectronics for 5 years before he went to US pursuing his graduate study </text:span><text:span text:style-name="T48">in 1996.</text:span></text:p>
      <text:p text:style-name="P5"><text:span text:style-name="T16">EDUCATIO</text:span><text:span text:style-name="T19">N</text:span></text:p>
      <text:list xml:id="list811820961520923446" text:style-name="WWNum1">
        <text:list-item>
          <text:p text:style-name="P15"><text:span text:style-name="T60">University of Central Florida, Orlando, FL, US <text:s text:c="10"/>PhD</text:span><text:span text:style-name="T64">c</text:span><text:span text:style-name="T63"> </text:span><text:span text:style-name="T60">in Computer Science</text:span></text:p>
        </text:list-item>
        <text:list-item>
          <text:p text:style-name="P6"><text:span text:style-name="T32">State University of New York at Buffalo, NY, </text:span><text:span text:style-name="T44">US</text:span><text:span text:style-name="T32"> <text:s text:c="11"/></text:span><text:span text:style-name="T60">M</text:span><text:span text:style-name="T61">S</text:span><text:span text:style-name="T60"> in C</text:span><text:span text:style-name="T62">omputer </text:span><text:span text:style-name="T60">S</text:span><text:span text:style-name="T62">cience</text:span></text:p>
        </text:list-item>
        <text:list-item>
          <text:p text:style-name="P16"><text:span text:style-name="T32">Tsinghua University, Beijing, China <text:s text:c="8"/></text:span><text:span text:style-name="T60">B</text:span><text:span text:style-name="T61">E</text:span><text:span text:style-name="T60"> in </text:span><text:span text:style-name="T61">C</text:span><text:span text:style-name="T62">omputer Science &amp; Technology</text:span></text:p>
        </text:list-item>
      </text:list>
      <text:p text:style-name="P5"><text:span text:style-name="T19">TECHNICAL </text:span><text:span text:style-name="T16">SKILLS</text:span></text:p>
      <text:list xml:id="list4453774429564280045" text:style-name="WWNum3">
        <text:list-item>
          <text:p text:style-name="P17"><text:span text:style-name="T35">Data</text:span><text:span text:style-name="T32">: </text:span><text:span text:style-name="T40">p</text:span><text:span text:style-name="T39">ython</text:span><text:span text:style-name="T41">/</text:span><text:span text:style-name="T43">hadoop/</text:span><text:span text:style-name="T40">s</text:span><text:span text:style-name="T35">park/</text:span><text:span text:style-name="T40">kafka</text:span><text:span text:style-name="T35">/</text:span><text:span text:style-name="T40">e</text:span><text:span text:style-name="T35">lastic</text:span><text:span text:style-name="T40">s</text:span><text:span text:style-name="T35">earch/</text:span><text:span text:style-name="T40">numpy/pandas/</text:span><text:span text:style-name="T50">nltk/</text:span><text:span text:style-name="T40">sk-learn</text:span></text:p>
        </text:list-item>
        <text:list-item>
          <text:p text:style-name="P17"><text:span text:style-name="T36">Infrastructure: </text:span><text:span text:style-name="T41">l</text:span><text:span text:style-name="T33">inux/</text:span><text:span text:style-name="T41">b</text:span><text:span text:style-name="T36">ash/</text:span><text:span text:style-name="T41">g</text:span><text:span text:style-name="T36">it/</text:span><text:span text:style-name="T41">a</text:span><text:span text:style-name="T32">ndroid/</text:span><text:span text:style-name="T50">sqlite</text:span><text:span text:style-name="T43">/mysql/postgresql</text:span><text:span text:style-name="T41">/tensorflow/</text:span><text:span text:style-name="T43">keras</text:span></text:p>
        </text:list-item>
      </text:list>
      <text:p text:style-name="P20"><text:span text:style-name="T18">M</text:span><text:span text:style-name="T17">EMBERSHIP </text:span><text:span text:style-name="T22">UCAHP, </text:span><text:span text:style-name="T23">SVIEF, </text:span><text:span text:style-name="T22">ElitePioneer, Amauri Alliance,</text:span><text:span text:style-name="T23"> </text:span><text:span text:style-name="T24">AJCEFC, </text:span><text:span text:style-name="T23">GDG</text:span></text:p>
      <text:p text:style-name="P21"><text:soft-page-break/><text:span text:style-name="T81">RELATED PROJECTS</text:span></text:p>
      <text:list xml:id="list7471361818774381857" text:style-name="WWNum10">
        <text:list-item>
          <text:p text:style-name="P18"><text:span text:style-name="T55">Python code </text:span><text:span text:style-name="T56">auto </text:span><text:span text:style-name="T55">suggestion by </text:span><text:span text:style-name="T57">systematically </text:span><text:span text:style-name="T55">parsing stackoverflow python snippets and </text:span><text:span text:style-name="T57">utilizing </text:span><text:span text:style-name="T55">NLP, </text:span><text:span text:style-name="T57">part of Stanford HCI project.</text:span></text:p>
        </text:list-item>
        <text:list-item>
          <text:p text:style-name="P19"><text:span text:style-name="T25">Created web service API and android app for</text:span><text:span text:style-name="T26"> </text:span><text:span text:style-name="T25">B</text:span><text:span text:style-name="Emphasis"><text:span text:style-name="T82">razilian</text:span></text:span><text:span text:style-name="T82"> </text:span><text:span text:style-name="Emphasis"><text:span text:style-name="T82">Portuguese</text:span></text:span><text:span text:style-name="Emphasis"><text:span text:style-name="T84"> grammar checker and spell checker </text:span></text:span><text:span text:style-name="Emphasis"><text:span text:style-name="T90">using </text:span></text:span><text:span text:style-name="Emphasis"><text:span text:style-name="T91">Apache </text:span></text:span><text:span text:style-name="Emphasis"><text:span text:style-name="T92">Java </text:span></text:span><text:span text:style-name="Emphasis"><text:span text:style-name="T91">OpenNLP and featurizer tools</text:span></text:span><text:span text:style-name="Emphasis"><text:span text:style-name="T90">.</text:span></text:span></text:p>
        </text:list-item>
        <text:list-item>
          <text:p text:style-name="P11">Enterprise collaboration(IM/document/workflow) solution for CRM and help desk. Semantic and sentimental aware Java chat-bot facilitating enterprise customer support, using information retrieval and machine learning techniques based on domain expert knowledge.</text:p>
        </text:list-item>
        <text:list-item>
          <text:p text:style-name="P12"><text:span text:style-name="T31">Cloud based industrial wireless sensor network monitoring platform based on OpenSCADA and UTGARD.</text:span></text:p>
        </text:list-item>
        <text:list-item>
          <text:p text:style-name="P8"><text:span text:style-name="T44">Cloud based real-time vehicle tracking and delivery system based on OpenGTS and OptaPlanner.</text:span></text:p>
        </text:list-item>
        <text:list-item>
          <text:p text:style-name="P8"><text:span text:style-name="T44">Android CRM for sales person. Android app facilitating salesperson integrating data from database of products, customers and orders.</text:span></text:p>
        </text:list-item>
        <text:list-item>
          <text:p text:style-name="P8"><text:span text:style-name="T44">Google spreadsheet based CRM. Google app scripts automatically import XML file and Google spreadsheet to Google cloud SQL; automatically delete/archive/label emails based on day of the week received; automatically generate daily spread sheets in Google docs and email the link automatically to a group of users.</text:span></text:p>
        </text:list-item>
        <text:list-item>
          <text:p text:style-name="P8"><text:span text:style-name="T32">Mobile electronic medical record system facilitating doctors and patients operation.</text:span></text:p>
        </text:list-item>
        <text:list-item>
          <text:p text:style-name="P8"><text:span text:style-name="T32">Online to offline local service market platform.</text:span></text:p>
        </text:list-item>
        <text:list-item>
          <text:p text:style-name="P13"><text:span text:style-name="T27">Mobile personal financial planner and management application.</text:span></text:p>
        </text:list-item>
        <text:list-item>
          <text:p text:style-name="P9"><text:span text:style-name="T32">Language library packages(Java, Android, Python, Javascript, NodeJS) for World Weather Online API</text:span></text:p>
        </text:list-item>
        <text:list-item>
          <text:p text:style-name="P10"><text:span text:style-name="T44">D</text:span><text:span text:style-name="T32">iscrete event driven modeling and simulation in high performance </text:span><text:span text:style-name="T59">DAG networked parallel computing</text:span></text:p>
        </text:list-item>
      </text:list>
      <text:p text:style-name="P21"><text:span text:style-name="T32">PUBLICATIONS</text:span></text:p>
      <text:list xml:id="list234901602564453" text:continue-list="list811820961520923446" text:style-name="WWNum1">
        <text:list-item>
          <text:p text:style-name="P7"><text:span text:style-name="T66">Push vs Pull mechanism, </text:span><text:span text:style-name="T67">simulation and </text:span><text:span text:style-name="T68">linear </text:span><text:span text:style-name="T67">optimization</text:span><text:span text:style-name="T66"> in web access, </text:span><text:span text:style-name="T65">Distributed System Conference, Huntsvill, Alabama, USA 1999</text:span></text:p>
        </text:list-item>
        <text:list-item>
          <text:p text:style-name="P7"><text:span text:style-name="T69">Device model </text:span><text:span text:style-name="T67">simulation and </text:span><text:span text:style-name="T68">nonlinear </text:span><text:span text:style-name="T69">optimization</text:span><text:span text:style-name="T71">, Journal of Microelectronics, Beijing, China 199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宋体" style:font-family-asian="宋体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6.5pt" style:font-size-complex="6.5pt"/>
    </style:style>
    <style:style style:name="ListLabel_20_2" style:display-name="ListLabel 2" style:family="text">
      <style:text-properties fo:font-size="12pt" style:font-size-asian="6.5pt"/>
    </style:style>
    <style:style style:name="ListLabel_20_3" style:display-name="ListLabel 3" style:family="text">
      <style:text-properties fo:font-size="12pt" fo:font-weight="bold" style:font-size-asian="6.5pt" style:font-size-complex="6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font-weight="bold" style:font-size-asian="6.5pt" style:font-size-complex="6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="Calibri" fo:font-family="Calibri" style:font-family-generic="roman" style:font-pitch="variable" fo:font-size="12pt" style:font-size-asian="6.5pt" style:font-size-complex="6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1201in" fo:text-indent="-0.0417in" fo:margin-left="0.1201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page-layout style:name="Mpm1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02:28:00</meta:creation-date>
    <meta:initial-creator>BQ</meta:initial-creator>
    <dc:creator>BQ </dc:creator>
    <dc:date>2017-02-27T23:45:27.636618891</dc:date>
    <dc:title>Michael Zhang                       Solution Architect/Software Engineer</dc:title>
    <meta:generator>LibreOffice/5.1.6.2$Linux_X86_64 LibreOffice_project/10m0$Build-2</meta:generator>
    <meta:editing-duration>P14DT15H40M4S</meta:editing-duration>
    <meta:editing-cycles>28</meta:editing-cycles>
    <meta:document-statistic meta:table-count="0" meta:image-count="0" meta:object-count="0" meta:page-count="2" meta:paragraph-count="31" meta:word-count="534" meta:character-count="3982" meta:non-whitespace-character-count="3391"/>
    <meta:user-defined meta:name="Company">Microsoft</meta:user-defined>
    <meta:user-defined meta:name="DocSecurity" meta:value-type="float">0</meta:user-defined>
    <meta:user-defined meta:name="KSOProductBuildVer">2052-9.1.0.4994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